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ela2" style:family="table">
      <style:table-properties style:width="6.408cm" fo:margin-left="5.408cm" table:align="left"/>
    </style:style>
    <style:style style:name="Tabela2.A" style:family="table-column">
      <style:table-column-properties style:column-width="2.792cm"/>
    </style:style>
    <style:style style:name="Tabela2.B" style:family="table-column">
      <style:table-column-properties style:column-width="0.912cm"/>
    </style:style>
    <style:style style:name="Tabela2.C" style:family="table-column">
      <style:table-column-properties style:column-width="0.882cm"/>
    </style:style>
    <style:style style:name="Tabela2.E" style:family="table-column">
      <style:table-column-properties style:column-width="0.91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D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paragraph-properties fo:line-height="115%" fo:text-align="justify" style:justify-single-word="false" style:writing-mode="lr-tb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normal" style:font-weight-asian="normal" style:font-weight-complex="normal"/>
    </style:style>
    <style:style style:name="P4" style:family="paragraph" style:parent-style-name="Text_20_body">
      <style:paragraph-properties fo:line-height="115%" fo:text-align="center" style:justify-single-word="false" style:writing-mode="lr-tb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2714d1" officeooo:paragraph-rsid="00341c1a" fo:background-color="#ffff00"/>
    </style:style>
    <style:style style:name="P6" style:family="paragraph" style:parent-style-name="Table_20_Contents">
      <style:paragraph-properties fo:text-align="center" style:justify-single-word="false"/>
      <style:text-properties officeooo:rsid="002714d1" officeooo:paragraph-rsid="002714d1" fo:background-color="#ffff00"/>
    </style:style>
    <style:style style:name="P7" style:family="paragraph" style:parent-style-name="Table_20_Contents">
      <style:paragraph-properties fo:text-align="center" style:justify-single-word="false"/>
      <style:text-properties officeooo:rsid="002714d1" officeooo:paragraph-rsid="002912c2" fo:background-color="#ffff00"/>
    </style:style>
    <style:style style:name="P8" style:family="paragraph" style:parent-style-name="Table_20_Contents">
      <style:paragraph-properties fo:text-align="center" style:justify-single-word="false"/>
      <style:text-properties officeooo:rsid="0037d089" officeooo:paragraph-rsid="0037d089" fo:background-color="#ffff00"/>
    </style:style>
    <style:style style:name="P9" style:family="paragraph" style:parent-style-name="Table_20_Contents">
      <style:paragraph-properties fo:text-align="center" style:justify-single-word="false"/>
      <style:text-properties officeooo:rsid="00324d10" officeooo:paragraph-rsid="00341c1a" fo:background-color="#ffff00"/>
    </style:style>
    <style:style style:name="P10" style:family="paragraph" style:parent-style-name="Table_20_Contents">
      <style:paragraph-properties fo:text-align="center" style:justify-single-word="false"/>
      <style:text-properties officeooo:rsid="00324d10" officeooo:paragraph-rsid="00324d10" fo:background-color="#ffff00"/>
    </style:style>
    <style:style style:name="P11" style:family="paragraph" style:parent-style-name="Table_20_Contents">
      <style:paragraph-properties fo:text-align="center" style:justify-single-word="false"/>
      <style:text-properties officeooo:rsid="00359992" officeooo:paragraph-rsid="00359992" fo:background-color="#ffff00"/>
    </style:style>
    <style:style style:name="P12" style:family="paragraph" style:parent-style-name="Table_20_Contents">
      <style:paragraph-properties fo:text-align="center" style:justify-single-word="false"/>
      <style:text-properties officeooo:rsid="00341c1a" officeooo:paragraph-rsid="00341c1a" fo:background-color="#ffff00"/>
    </style:style>
    <style:style style:name="P13" style:family="paragraph" style:parent-style-name="Table_20_Contents">
      <style:paragraph-properties fo:text-align="center" style:justify-single-word="false"/>
      <style:text-properties fo:background-color="#ffff00"/>
    </style:style>
    <style:style style:name="P14" style:family="paragraph" style:parent-style-name="Table_20_Contents">
      <style:paragraph-properties fo:text-align="center" style:justify-single-word="false"/>
      <style:text-properties officeooo:paragraph-rsid="00341c1a" fo:background-color="#ffff00"/>
    </style:style>
    <style:style style:name="P15" style:family="paragraph" style:parent-style-name="Table_20_Contents">
      <style:paragraph-properties fo:text-align="center" style:justify-single-word="false"/>
      <style:text-properties officeooo:paragraph-rsid="002912c2" fo:background-color="#ffff00"/>
    </style:style>
    <style:style style:name="P16" style:family="paragraph" style:parent-style-name="Table_20_Contents">
      <style:paragraph-properties fo:text-align="center" style:justify-single-word="false"/>
      <style:text-properties officeooo:rsid="002f3022" officeooo:paragraph-rsid="002f3022" fo:background-color="#ffff00"/>
    </style:style>
    <style:style style:name="P17" style:family="paragraph" style:parent-style-name="Table_20_Contents">
      <style:paragraph-properties fo:text-align="center" style:justify-single-word="false"/>
      <style:text-properties officeooo:rsid="002f9c9f" officeooo:paragraph-rsid="002f9c9f" fo:background-color="#ffff00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paragraph-rsid="0027114d"/>
    </style:style>
    <style:style style:name="P19" style:family="paragraph" style:parent-style-name="Text_20_body">
      <style:paragraph-properties fo:text-align="center" style:justify-single-word="false"/>
      <style:text-properties style:font-name="Liberation Serif" fo:font-weight="normal" officeooo:paragraph-rsid="0027114d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2714d1" officeooo:paragraph-rsid="00341c1a"/>
    </style:style>
    <style:style style:name="P21" style:family="paragraph" style:parent-style-name="Table_20_Contents">
      <style:paragraph-properties fo:text-align="center" style:justify-single-word="false"/>
      <style:text-properties officeooo:paragraph-rsid="002912c2" fo:background-color="#ffff00"/>
    </style:style>
    <style:style style:name="P22" style:family="paragraph" style:parent-style-name="Table_20_Contents">
      <style:paragraph-properties fo:text-align="center" style:justify-single-word="false"/>
      <style:text-properties officeooo:rsid="003d167f" officeooo:paragraph-rsid="003d167f" fo:background-color="#ffff00"/>
    </style:style>
    <style:style style:name="P23" style:family="paragraph" style:parent-style-name="Table_20_Contents">
      <style:paragraph-properties fo:text-align="center" style:justify-single-word="false"/>
      <style:text-properties officeooo:rsid="002f3022" officeooo:paragraph-rsid="002f3022" fo:background-color="#ffff00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paragraph-rsid="0027114d"/>
    </style:style>
    <style:style style:name="P25" style:family="paragraph" style:parent-style-name="Text_20_body" style:list-style-name="L2">
      <style:paragraph-properties fo:text-align="justify" style:justify-single-word="false"/>
      <style:text-properties officeooo:paragraph-rsid="002adbaa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paragraph-rsid="00324d10"/>
    </style:style>
    <style:style style:name="P27" style:family="paragraph" style:parent-style-name="Text_20_body" style:list-style-name="L2">
      <style:paragraph-properties fo:text-align="justify" style:justify-single-word="false"/>
      <style:text-properties officeooo:paragraph-rsid="00341c1a"/>
    </style:style>
    <style:style style:name="P28" style:family="paragraph" style:parent-style-name="Text_20_body" style:list-style-name="L1">
      <style:paragraph-properties fo:text-align="center" style:justify-single-word="false"/>
      <style:text-properties style:text-underline-style="solid" style:text-underline-width="auto" style:text-underline-color="font-color" fo:font-weight="bold" officeooo:rsid="0027114d" officeooo:paragraph-rsid="0027114d" style:font-weight-asian="bold" style:font-weight-complex="bold"/>
    </style:style>
    <style:style style:name="P29" style:family="paragraph" style:parent-style-name="Text_20_body" style:list-style-name="L2">
      <style:paragraph-properties fo:text-align="justify" style:justify-single-word="false"/>
      <style:text-properties officeooo:rsid="001f956b" officeooo:paragraph-rsid="001f956b"/>
    </style:style>
    <style:style style:name="P30" style:family="paragraph" style:parent-style-name="Text_20_body" style:list-style-name="L2">
      <style:paragraph-properties fo:text-align="justify" style:justify-single-word="false"/>
      <style:text-properties officeooo:rsid="001f956b" officeooo:paragraph-rsid="002153d0"/>
    </style:style>
    <style:style style:name="P31" style:family="paragraph" style:parent-style-name="Text_20_body" style:list-style-name="L2">
      <style:paragraph-properties fo:text-align="justify" style:justify-single-word="false"/>
      <style:text-properties officeooo:rsid="001f956b" officeooo:paragraph-rsid="003c90d8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paragraph-rsid="003d167f" fo:background-color="#ffff00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02714d1" officeooo:paragraph-rsid="002912c2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rsid="002714d1" officeooo:paragraph-rsid="002714d1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rsid="002714d1" officeooo:paragraph-rsid="00341c1a"/>
    </style:style>
    <style:style style:name="P36" style:family="paragraph" style:parent-style-name="Text_20_body" style:list-style-name="L2">
      <style:paragraph-properties fo:text-align="justify" style:justify-single-word="false"/>
      <style:text-properties officeooo:rsid="003d167f" officeooo:paragraph-rsid="003d167f" fo:background-color="#bbe33d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rsid="002adbaa" officeooo:paragraph-rsid="00324d10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rsid="002adbaa" officeooo:paragraph-rsid="00341c1a"/>
    </style:style>
    <style:style style:name="P39" style:family="paragraph" style:parent-style-name="Text_20_body" style:list-style-name="L2">
      <style:paragraph-properties fo:text-align="justify" style:justify-single-word="false"/>
      <style:text-properties officeooo:rsid="002153d0" officeooo:paragraph-rsid="00324d10"/>
    </style:style>
    <style:style style:name="P40" style:family="paragraph" style:parent-style-name="Text_20_body" style:list-style-name="WWNum2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P41" style:family="paragraph" style:parent-style-name="Text_20_body" style:list-style-name="WWNum3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53d0" style:font-weight-asian="bold" style:font-weight-complex="bold"/>
    </style:style>
    <style:style style:name="T3" style:family="text">
      <style:text-properties fo:font-weight="bold" officeooo:rsid="003c90d8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f956b" fo:background-color="#ffff00" loext:char-shading-value="0"/>
    </style:style>
    <style:style style:name="T6" style:family="text">
      <style:text-properties officeooo:rsid="002153d0" fo:background-color="#ffff00" loext:char-shading-value="0"/>
    </style:style>
    <style:style style:name="T7" style:family="text">
      <style:text-properties officeooo:rsid="00324d10" fo:background-color="#ffff00" loext:char-shading-value="0"/>
    </style:style>
    <style:style style:name="T8" style:family="text">
      <style:text-properties officeooo:rsid="00231d4f"/>
    </style:style>
    <style:style style:name="T9" style:family="text">
      <style:text-properties officeooo:rsid="002adbaa"/>
    </style:style>
    <style:style style:name="T10" style:family="text">
      <style:text-properties officeooo:rsid="002f9c9f"/>
    </style:style>
    <style:style style:name="T11" style:family="text">
      <style:text-properties officeooo:rsid="0030ed41"/>
    </style:style>
    <style:style style:name="T12" style:family="text">
      <style:text-properties officeooo:rsid="00324d10"/>
    </style:style>
    <style:style style:name="T13" style:family="text">
      <style:text-properties fo:font-weight="normal" officeooo:rsid="002153d0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1f956b" fo:background-color="transparent" loext:char-shading-value="0" style:font-weight-asian="normal" style:font-weight-complex="normal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weight="normal" style:font-weight-asian="normal" style:font-weight-complex="normal"/>
    </style:style>
    <style:style style:name="T17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style:text-underline-style="none" fo:font-weight="normal" style:font-weight-asian="normal" style:font-weight-complex="normal"/>
    </style:style>
    <style:style style:name="T20" style:family="text">
      <style:text-properties style:font-name="Liberation Serif" style:text-underline-style="none" fo:font-weight="normal" officeooo:rsid="003c90d8" style:font-weight-asian="normal" style:font-weight-complex="normal"/>
    </style:style>
    <style:style style:name="T21" style:family="text">
      <style:text-properties style:font-name="Liberation Serif" style:text-underline-style="none" fo:font-weight="bold" style:font-weight-asian="bold" style:font-weight-complex="bold"/>
    </style:style>
    <style:style style:name="T22" style:family="text">
      <style:text-properties style:font-name="Liberation Serif" style:text-underline-style="none" fo:font-weight="bold" officeooo:rsid="003c90d8" style:font-weight-asian="bold" style:font-weight-complex="bold"/>
    </style:style>
    <style:style style:name="T23" style:family="text">
      <style:text-properties officeooo:rsid="003c90d8"/>
    </style:style>
    <style:style style:name="T24" style:family="text">
      <style:text-properties officeooo:rsid="003d167f"/>
    </style:style>
    <style:style style:name="T25" style:family="text">
      <style:text-properties officeooo:rsid="003d167f" fo:background-color="#bbe33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tegrantes da dupla</text:p>
      <text:p text:style-name="P3">____________________________</text:p>
      <text:p text:style-name="P3">____________________________</text:p>
      <text:p text:style-name="P2">O relatório deve ser enviado no formato PDF, outros formatos não serão aceitos.</text:p>
      <text:p text:style-name="P1"><text:span text:style-name="T16">Toda vez que for solicitado um </text:span><text:span text:style-name="T17">print</text:span><text:span text:style-name="T16"> da tela, você deve realçar (destacar com alguma cor diferente), na imagem, o conteúdo que se deseja mostrar. Além disso, deve-se explicar textualmente o que está sendo destacado. Se isso não for feito, a resposta da questão não será considerada.</text:span></text:p>
      <text:p text:style-name="P2">Para fazer esta atividade, você precisará dos programas: me6-semaphore.c <text:span text:style-name="T23">e </text:span>me7-mutex.</text:p>
      <text:p text:style-name="P2"/>
      <text:p text:style-name="P4">Fundamentos teóricos</text:p>
      <text:p text:style-name="P3">Três pontos devem ser levados em conta quando se implementa um método de exclusão mútua de acesso à seção crítica, são eles:</text:p>
      <text:p text:style-name="P1"><text:span text:style-name="T18">Eficiência</text:span><text:span text:style-name="T15"> </text:span></text:p>
      <text:list xml:id="list1287445652" text:style-name="WWNum2">
        <text:list-item>
          <text:p text:style-name="P40">Se as tarefas esperam pelo recurso sem utilizar o processador, então o método é eficiente. Caso contrário, ou seja, se há uma espera pelo recurso ocupando o processador, então o método não é eficiente.</text:p>
        </text:list-item>
      </text:list>
      <text:p text:style-name="P1"><text:span text:style-name="T18">Justiça</text:span><text:span text:style-name="T15"> </text:span></text:p>
      <text:list xml:id="list153937598" text:style-name="WWNum3">
        <text:list-item>
          <text:p text:style-name="P41">Deve haver uma <text:s/>garantia de ordem no acesso à seção crítica. Se uma tarefa puder entrar e sair da seção crítica várias vezes, antes que outras tarefas consigam acessá-la, então o método não é justo. </text:p>
        </text:list-item>
      </text:list>
      <text:p text:style-name="P1"><text:span text:style-name="T18">Independência</text:span><text:span text:style-name="T15"> </text:span></text:p>
      <text:p text:style-name="P18">Somente as tarefas que solicitaram o acesso a seção crítica são consideradas no processo de decidir quem acessará a seção crítica. Ou seja, tarefas que não desejam o acesso à seção crítica não podem bloquear tarefas que desejam o acesso.</text:p>
      <text:list xml:id="list3388321966" text:style-name="L1">
        <text:list-header>
          <text:p text:style-name="P24"/>
          <text:p text:style-name="P28">Trabalho prático</text:p>
        </text:list-header>
      </text:list>
      <text:list xml:id="list3614391150" text:style-name="L2">
        <text:list-header>
          <text:p text:style-name="P29"><text:s/></text:p>
        </text:list-header>
        <text:list-item>
          <text:p text:style-name="P31">Execute e estude o<text:span text:style-name="T23">s</text:span> programa<text:span text:style-name="T23">s</text:span> <text:span text:style-name="T21">me6-semaphore.c</text:span><text:span text:style-name="T19"> </text:span><text:span text:style-name="T20">e </text:span><text:span text:style-name="T21">me7-mutex.</text:span><text:span text:style-name="T22">c</text:span><text:span text:style-name="T1">.</text:span> Responda:</text:p>
          <text:list>
            <text:list-item>
              <text:p text:style-name="P33">Avalie o método utilizado com relação aos <text:span text:style-name="T24">três</text:span> itens abaixo (marque um X na coluna correspondente).<text:span text:style-name="T1"> </text:span><text:span text:style-name="T3">Justifique suas escolhas.</text:span>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office:value-type="string">
            <text:p text:style-name="P15"/>
          </table:table-cell>
          <table:table-cell table:style-name="Tabela2.A1" table:number-columns-spanned="2" office:value-type="string">
            <text:p text:style-name="P22">Semáforo</text:p>
          </table:table-cell>
          <table:covered-table-cell/>
          <table:table-cell table:style-name="Tabela2.D1" table:number-columns-spanned="2" office:value-type="string">
            <text:p text:style-name="P22">Mutex</text:p>
          </table:table-cell>
          <table:covered-table-cell/>
        </table:table-row>
        <table:table-row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7">Sim</text:p>
          </table:table-cell>
          <table:table-cell table:style-name="Tabela2.A2" office:value-type="string">
            <text:p text:style-name="P7">Não</text:p>
          </table:table-cell>
          <table:table-cell table:style-name="Tabela2.A2" office:value-type="string">
            <text:p text:style-name="P22">Sim</text:p>
          </table:table-cell>
          <table:table-cell table:style-name="Tabela2.E2" office:value-type="string">
            <text:p text:style-name="P22">Não</text:p>
          </table:table-cell>
        </table:table-row>
        <table:table-row>
          <table:table-cell table:style-name="Tabela2.A2" office:value-type="string">
            <text:p text:style-name="P7">Eficiência</text:p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E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7">Justiça</text:p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E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7">Independência</text:p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E2" office:value-type="string">
            <text:p text:style-name="P15"/>
          </table:table-cell>
        </table:table-row>
      </table:table>
      <text:list xml:id="list90311199827140" text:continue-numbering="true" text:style-name="L2">
        <text:list-item>
          <text:list>
            <text:list-header>
              <text:p text:style-name="P36"/>
              <text:p text:style-name="P32"><text:span text:style-name="T24">Insira as justificativas aqui aqui</text:span></text:p>
              <text:p text:style-name="P36"><text:soft-page-break/></text:p>
              <text:p text:style-name="P39"><text:span text:style-name="T5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H36M55S</meta:editing-duration>
    <meta:editing-cycles>20</meta:editing-cycles>
    <meta:generator>LibreOffice/6.4.4.2$Linux_X86_64 LibreOffice_project/40$Build-2</meta:generator>
    <dc:date>2020-09-15T09:03:03.157427248</dc:date>
    <meta:document-statistic meta:table-count="1" meta:image-count="0" meta:object-count="0" meta:page-count="2" meta:paragraph-count="29" meta:word-count="262" meta:character-count="1649" meta:non-whitespace-character-count="1410"/>
  </office:meta>
</office:document-meta>
</file>